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tkinson Hyperlegible" svg:font-family="'Atkinson Hyperlegible'"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
      <loext:graphic-properties draw:fill="none"/>
      <style:paragraph-properties fo:margin-left="0in" fo:margin-right="-0.4366in" fo:text-indent="0in" style:auto-text-indent="false" style:page-number="auto" fo:background-color="transparent"/>
      <style:text-properties style:font-name="Atkinson Hyperlegible" fo:font-size="21pt" fo:font-weight="bold" officeooo:rsid="0017299c" officeooo:paragraph-rsid="0011d797" style:font-size-asian="18.3500003814697pt" style:font-weight-asian="bold" style:font-size-complex="21pt" style:font-weight-complex="bold"/>
    </style:style>
    <style:style style:name="P2" style:family="paragraph" style:parent-style-name="Standard">
      <style:text-properties style:font-name="Atkinson Hyperlegible" fo:font-size="21pt" fo:font-weight="bold" officeooo:rsid="0017299c" officeooo:paragraph-rsid="0011d797" style:font-size-asian="18.3500003814697pt" style:font-weight-asian="bold" style:font-size-complex="21pt" style:font-weight-complex="bold"/>
    </style:style>
    <style:style style:name="P3" style:family="paragraph" style:parent-style-name="Standard">
      <style:text-properties style:font-name="Atkinson Hyperlegible" fo:font-size="13pt" fo:font-weight="bold" officeooo:rsid="0017299c" officeooo:paragraph-rsid="002a310c" style:font-size-asian="13pt" style:font-weight-asian="bold" style:font-size-complex="13pt" style:font-weight-complex="bold"/>
    </style:style>
    <style:style style:name="P4" style:family="paragraph" style:parent-style-name="Standard">
      <style:text-properties style:font-name="Atkinson Hyperlegible" fo:font-size="13pt" fo:font-weight="bold" officeooo:rsid="0048a86e" officeooo:paragraph-rsid="0048a86e" style:font-size-asian="13pt" style:font-weight-asian="bold" style:font-size-complex="13pt" style:font-weight-complex="bold"/>
    </style:style>
    <style:style style:name="P5" style:family="paragraph" style:parent-style-name="Standard">
      <style:text-properties style:font-name="Atkinson Hyperlegible" fo:font-size="13pt" fo:font-weight="bold" officeooo:rsid="00499d70" officeooo:paragraph-rsid="00499d70" style:font-size-asian="13pt" style:font-weight-asian="bold" style:font-size-complex="13pt" style:font-weight-complex="bold"/>
    </style:style>
    <style:style style:name="P6" style:family="paragraph" style:parent-style-name="Standard">
      <style:text-properties style:font-name="Atkinson Hyperlegible" fo:font-size="13pt" fo:font-weight="bold" officeooo:rsid="004ceb68" officeooo:paragraph-rsid="004ceb68" style:font-size-asian="13pt" style:font-weight-asian="bold" style:font-size-complex="13pt" style:font-weight-complex="bold"/>
    </style:style>
    <style:style style:name="P7" style:family="paragraph" style:parent-style-name="Standard">
      <style:text-properties style:font-name="Atkinson Hyperlegible" fo:font-size="13pt" fo:font-weight="bold" officeooo:rsid="004a1a63" officeooo:paragraph-rsid="004a1a63" style:font-size-asian="13pt" style:font-weight-asian="bold" style:font-size-complex="13pt" style:font-weight-complex="bold"/>
    </style:style>
    <style:style style:name="P8" style:family="paragraph" style:parent-style-name="Standard">
      <style:text-properties style:font-name="Atkinson Hyperlegible" fo:font-size="13pt" fo:font-weight="bold" officeooo:rsid="004de05b" officeooo:paragraph-rsid="004de05b" style:font-size-asian="13pt" style:font-weight-asian="bold" style:font-size-complex="13pt" style:font-weight-complex="bold"/>
    </style:style>
    <style:style style:name="P9" style:family="paragraph" style:parent-style-name="Standard">
      <style:text-properties style:font-name="Atkinson Hyperlegible" fo:font-size="13pt" fo:font-weight="bold" officeooo:rsid="004f7818" officeooo:paragraph-rsid="004f7818" style:font-size-asian="13pt" style:font-weight-asian="bold" style:font-size-complex="13pt" style:font-weight-complex="bold"/>
    </style:style>
    <style:style style:name="P10" style:family="paragraph" style:parent-style-name="Standard">
      <style:text-properties style:font-name="Atkinson Hyperlegible" fo:font-size="13pt" fo:font-weight="bold" officeooo:rsid="004de05b" officeooo:paragraph-rsid="004ff68e" style:font-size-asian="13pt" style:font-weight-asian="bold" style:font-size-complex="13pt" style:font-weight-complex="bold"/>
    </style:style>
    <style:style style:name="T1" style:family="text">
      <style:text-properties officeooo:rsid="003ae64c"/>
    </style:style>
    <style:style style:name="T2" style:family="text">
      <style:text-properties officeooo:rsid="0048a86e"/>
    </style:style>
    <style:style style:name="T3" style:family="text">
      <style:text-properties fo:font-weight="normal" style:font-weight-asian="normal" style:font-weight-complex="normal"/>
    </style:style>
    <style:style style:name="T4" style:family="text">
      <style:text-properties fo:font-weight="normal" officeooo:rsid="004bdd39" style:font-weight-asian="normal" style:font-weight-complex="normal"/>
    </style:style>
    <style:style style:name="T5" style:family="text">
      <style:text-properties fo:font-weight="normal" officeooo:rsid="0049439e" style:font-weight-asian="normal" style:font-weight-complex="normal"/>
    </style:style>
    <style:style style:name="T6" style:family="text">
      <style:text-properties fo:font-weight="normal" officeooo:rsid="0050bc49" style:font-weight-asian="normal" style:font-weight-complex="normal"/>
    </style:style>
    <style:style style:name="T7" style:family="text">
      <style:text-properties fo:font-weight="normal" officeooo:rsid="004a1a63" style:font-weight-asian="normal" style:font-weight-complex="normal"/>
    </style:style>
    <style:style style:name="T8" style:family="text">
      <style:text-properties fo:font-weight="normal" officeooo:rsid="004ff68e"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yan Christopher</text:p>
      <text:p text:style-name="P2">MET CS<text:span text:style-name="T1">695 – </text:span>Assignment <text:span text:style-name="T2">3</text:span></text:p>
      <text:p text:style-name="P3"/>
      <text:p text:style-name="P4">1. <text:span text:style-name="T3">Summarize extra security threats and requirements when implementing BYOD (bring your own device), focusing on smartphones only.</text:span></text:p>
      <text:p text:style-name="P4"><text:span text:style-name="T3"/></text:p>
      <text:p text:style-name="P4"><text:span text:style-name="T3">Bring Your Own Device, while necessary for many roles and organizations, comes with a substantial list of security hurdles that </text:span><text:span text:style-name="T4">demand consideration</text:span><text:span text:style-name="T3">. </text:span><text:span text:style-name="T5">Smartphones in particular come with a wide variety of security concerns </text:span><text:span text:style-name="T6">where </text:span><text:span text:style-name="T4">requirements </text:span><text:span text:style-name="T6">should</text:span><text:span text:style-name="T4"> be enforced</text:span><text:span text:style-name="T5"> </text:span><text:span text:style-name="T6">by</text:span><text:span text:style-name="T5"> an entity </text:span><text:span text:style-name="T6">when</text:span><text:span text:style-name="T5"> attempt</text:span><text:span text:style-name="T6">ing</text:span><text:span text:style-name="T5"> to </text:span><text:span text:style-name="T4">safely</text:span><text:span text:style-name="T5"> </text:span><text:span text:style-name="T4">implement</text:span><text:span text:style-name="T5"> BYOD. </text:span></text:p>
      <text:p text:style-name="P5"><text:span text:style-name="T7">One</text:span><text:span text:style-name="T3"> factor to consider when implementing BYOD in employee smartphones is </text:span><text:span text:style-name="T6">the</text:span><text:span text:style-name="T3"> wide range of manufacturers, operating systems, </text:span><text:span text:style-name="T6">protocols supported</text:span><text:span text:style-name="T3">, and hardware age </text:span><text:span text:style-name="T6">that make up the smartphone market. </text:span><text:span text:style-name="T7">To name a few, there are manufacturers such as Apple, Samsung, and Google who </text:span><text:span text:style-name="T6">manufacture</text:span><text:span text:style-name="T7"> devices running iOS and Android that</text:span><text:span text:style-name="T4"> support different</text:span><text:span text:style-name="T7"> protocols </text:span><text:span text:style-name="T4">depending on when they were released.</text:span><text:span text:style-name="T7"> </text:span><text:span text:style-name="T4">In addition, there is a growing subset of active devices </text:span><text:span text:style-name="T7">that no longer receiv</text:span><text:span text:style-name="T6">e</text:span><text:span text:style-name="T7"> updates due to their age </text:span><text:span text:style-name="T4">in an attempt by companies to get users to </text:span><text:span text:style-name="T6">purchase</text:span><text:span text:style-name="T4"> devices more frequently</text:span><text:span text:style-name="T7">.</text:span><text:span text:style-name="T3"> By including more configurations of devices, there is an increased security threat as there is more difficulty in ensuring that each combination of hardware and software for each type of smartphone can meet the minimum security requirements for the hospital. </text:span><text:span text:style-name="T7">The benefit of the doctors and nurses being able to access work-related information regardless of their location comes with the risk that these devices are not secure enough for communicating with the hospital’s systems. Regardless of the security of the hospital’s systems, if the </text:span><text:span text:style-name="T6">smartphone</text:span><text:span text:style-name="T7"> devices that are accessing patient information are susceptible to attacks via their network connection, protocols used, or outdated software, then the entity’s information can be compromised </text:span><text:span text:style-name="T6">as well</text:span><text:span text:style-name="T7">. </text:span></text:p>
      <text:p text:style-name="P6"><text:span text:style-name="T7">T</text:span><text:span text:style-name="T3">o combat this risk, a requirement can be established where employees must use a device that is no older than a set date </text:span><text:span text:style-name="T6">such as</text:span><text:span text:style-name="T3"> 4 years, and use operating systems that provide frequent security updates such as iOS or Android.</text:span></text:p>
      <text:p text:style-name="P7"><text:span text:style-name="T4">A</text:span><text:span text:style-name="T3">nother important aspect </text:span><text:span text:style-name="T6">of</text:span><text:span text:style-name="T3"> BYOD is </text:span><text:span text:style-name="T6">the </text:span><text:span text:style-name="T3">lack of </text:span><text:span text:style-name="T4">asset</text:span><text:span text:style-name="T3"> management as personal devices are </text:span><text:span text:style-name="T6">impractical</text:span><text:span text:style-name="T3"> </text:span><text:span text:style-name="T6">to </text:span><text:span text:style-name="T3">enrol</text:span><text:span text:style-name="T6">l</text:span><text:span text:style-name="T3"> or set up with the remote management software that enterprise devices are given. If there is a vulnerability detected or device found to be compromised, there is no </text:span><text:span text:style-name="T6">method</text:span><text:span text:style-name="T3"> to immediately push changes to all employee personal smartphones or lock one specific personal smartphone without remote management </text:span><text:span text:style-name="T4">that is normally viable through enterprise asset management systems.</text:span></text:p>
      <text:p text:style-name="P4"><text:span text:style-name="T5"/></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oft-page-break/>2.<text:span text:style-name="T3"> Investigate the Samsung Knox solution by reading the whitepaper. Also, discuss how Samsung Knox addresses the threats/requirements identified in Question 1.</text:span></text:p>
      <text:p text:style-name="P4"><text:span text:style-name="T3"/></text:p>
      <text:p text:style-name="P8"><text:span text:style-name="T3">Samsung Knox was introduced in 2013 as an answer to the growing security concerns of smartphones in enterprise settings. While the service appeals more to smartphones that are enterprise assets, there are a number of features that apply to address the threats and enforce the requirements that would be needed for the implementation of BYOD. </text:span></text:p>
      <text:p text:style-name="P9"><text:span text:style-name="T3">To address the vulnerability of out-of-date operating systems and applications, Samsung notes that Knox makes use of a “Hardware-based Root of Trust” </text:span><text:span text:style-name="T6">which</text:span><text:span text:style-name="T3"> stores verified signatures of applications that are approved to run. This helps guarantee that the correct, up to date applications are being used on devices. </text:span></text:p>
      <text:p text:style-name="P9"><text:span text:style-name="T3">Knox also includes a Linux kernel-level protection feature that monitors which applications run with superuser privileges with a “hyperviser-based protection feature” preventing unauthorized applications or unknown scripts from escalating their privileges. In the event that a system is compromised, Knox uses a “verified boot” to prevent any malicious programs from re-installing, and can </text:span><text:span text:style-name="T6">certify</text:span><text:span text:style-name="T3"> whether or not a system has been booted with unauthorized code through the “Knox Warranty Bit.”</text:span></text:p>
      <text:p text:style-name="P9"><text:span text:style-name="T3">These measures help counteract the vulnerabilities that appear with the growing number of combinations that smartphones have of software and application versions, as well as preventing bad actors from having malicious code stay and spread to other devices </text:span><text:span text:style-name="T6">on a network</text:span><text:span text:style-name="T3">. </text:span></text:p>
      <text:p text:style-name="P9"><text:span text:style-name="T3">With network security in mind, Samsung has Knox follow strong encryption protocols, where Wi-Fi connections use IKEv2 and a hybrid connection using symmetric and asymmetric encryption with AES and ECC. This helps to </text:span><text:span text:style-name="T8">secure network communications from bad actors by using current protocols that have been tested by organizations such as NIST.</text:span></text:p>
      <text:p text:style-name="P9"><text:span text:style-name="T3">Samsung also makes a note to discuss the asset management capabilities of Knox </text:span><text:span text:style-name="T8">including automatic</text:span><text:span text:style-name="T3"> enrollment </text:span><text:span text:style-name="T8">and </text:span><text:span text:style-name="T3">over-the-air updates to firmware. </text:span><text:span text:style-name="T8">Named “Knox E-FOTA” for “Enterprise Firmware Over-the-Air,” the service can force firmware updates on devices that are enrolled in an organization’s Enterprise Mobility Management system when security patches are released. As a result, there is a lower likelihood for a device in the EMM to become compromised due to an exploit carried out on outdated firmware once vulnerabilities are found. </text:span></text:p>
      <text:p text:style-name="P10"><text:span text:style-name="T8">The Knox platform can also log unsafe domain access, where devices attempting to gain unauthorized access are made visible to the organization before access is given. According to Samsung, the reports contain the app name, blocked domains, and timestamp of when access was denied. </text:span></text:p>
      <text:p text:style-name="P10"><text:span text:style-name="T8">Knox helps to address many of the issues present in smartphones interacting with enterprise systems </text:span><text:span text:style-name="T6">as addressed in question 1. W</text:span><text:span text:style-name="T8">ith the features </text:span><text:span text:style-name="T6">provided and</text:span><text:span text:style-name="T8"> requirements that can be enforced, </text:span><text:span text:style-name="T6">these security threats become more controlled</text:span><text:span text:style-name="T8">.</text:span><text:span text:style-name="T3"> </text:span><text:span text:style-name="T8">While most of these features are offered through </text:span><text:span text:style-name="T6">enterprise</text:span><text:span text:style-name="T8"> devices and not personal devices, the services provided make a compelling argument for entities to standardize their mobile hardware and software in the goal of achieving mobile device security. </text:span></text:p>
      <text:p text:style-name="P8"><text:span text:style-name="T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tkinson Hyperlegible" svg:font-family="'Atkinson Hyperlegible'"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0T15:59:21.037000000</meta:creation-date>
    <meta:generator>LibreOffice/24.8.6.2$Windows_X86_64 LibreOffice_project/6d98ba145e9a8a39fc57bcc76981d1fb1316c60c</meta:generator>
    <dc:date>2025-04-21T21:14:18.005000000</dc:date>
    <meta:editing-duration>PT5H45M53S</meta:editing-duration>
    <meta:editing-cycles>21</meta:editing-cycles>
    <meta:document-statistic meta:table-count="0" meta:image-count="0" meta:object-count="0" meta:page-count="2" meta:paragraph-count="16" meta:word-count="877" meta:character-count="5758" meta:non-whitespace-character-count="4888"/>
  </office:meta>
</office:document-meta>
</file>